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902cc" officeooo:paragraph-rsid="000902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?xml version="1.0" encoding="UTF-8"?&gt;</text:p>
      <text:p text:style-name="P1">&lt;project version="4"&gt;</text:p>
      <text:p text:style-name="P1"><text:s text:c="2"/>&lt;component name="ChangeListManager"&gt;</text:p>
      <text:p text:style-name="P1"><text:s text:c="4"/>&lt;list default="true" id="a0ce7b6d-0ef1-46e1-ba40-ffd4e822830a" name="Default Changelist" comment=""&gt;</text:p>
      <text:p text:style-name="P1"><text:s text:c="6"/>&lt;change beforePath="$PROJECT_DIR$/.idea/workspace.xml" beforeDir="false" afterPath="$PROJECT_DIR$/.idea/workspace.xml" afterDir="false" /&gt;</text:p>
      <text:p text:style-name="P1"><text:s text:c="6"/>&lt;change beforePath="$PROJECT_DIR$/contracts/MetaCoin.sol" beforeDir="false" afterPath="$PROJECT_DIR$/contracts/MetaCoin.sol" afterDir="false" /&gt;</text:p>
      <text:p text:style-name="P1"><text:s text:c="6"/>&lt;change beforePath="$PROJECT_DIR$/package-lock.json" beforeDir="false" afterPath="$PROJECT_DIR$/package-lock.json" afterDir="false" /&gt;</text:p>
      <text:p text:style-name="P1"><text:s text:c="6"/>&lt;change beforePath="$PROJECT_DIR$/package.json" beforeDir="false" afterPath="$PROJECT_DIR$/package.json" afterDir="false" /&gt;</text:p>
      <text:p text:style-name="P1"><text:s text:c="6"/>&lt;change beforePath="$PROJECT_DIR$/public/hooked-web3-provider-Formatted.min.js" beforeDir="false" /&gt;</text:p>
      <text:p text:style-name="P1"><text:s text:c="6"/>&lt;change beforePath="$PROJECT_DIR$/public/hooked-web3-provider.min.js" beforeDir="false" /&gt;</text:p>
      <text:p text:style-name="P1"><text:s text:c="6"/>&lt;change beforePath="$PROJECT_DIR$/public/index.html" beforeDir="false" afterPath="$PROJECT_DIR$/public/index.html" afterDir="false" /&gt;</text:p>
      <text:p text:style-name="P1"><text:s text:c="6"/>&lt;change beforePath="$PROJECT_DIR$/public/lightwallet-Formatted.min.js" beforeDir="false" /&gt;</text:p>
      <text:p text:style-name="P1"><text:s text:c="6"/>&lt;change beforePath="$PROJECT_DIR$/public/web3.min.js" beforeDir="false" /&gt;</text:p>
      <text:p text:style-name="P1"><text:s text:c="6"/>&lt;change beforePath="$PROJECT_DIR$/src/App.js" beforeDir="false" afterPath="$PROJECT_DIR$/src/App.js" afterDir="false" /&gt;</text:p>
      <text:p text:style-name="P1"><text:s text:c="6"/>&lt;change beforePath="$PROJECT_DIR$/src/utils/getWeb3.js" beforeDir="false" /&gt;</text:p>
      <text:p text:style-name="P1">&lt;&lt;&lt;&lt;&lt;&lt;&lt; HEAD</text:p>
      <text:p text:style-name="P1"><text:s text:c="6"/>&lt;change beforePath="$PROJECT_DIR$/truffle-config.js" beforeDir="false" afterPath="$PROJECT_DIR$/truffle-config.js" afterDir="false" /&gt;</text:p>
      <text:p text:style-name="P1">=======</text:p>
      <text:p text:style-name="P1">&gt;&gt;&gt;&gt;&gt;&gt;&gt; c40bdf1c8c5318cf378d49843b045998c3d9e5b3</text:p>
      <text:p text:style-name="P1"><text:s text:c="6"/>&lt;change beforePath="$PROJECT_DIR$/truffle.js" beforeDir="false" afterPath="$PROJECT_DIR$/truffle.js" afterDir="false" /&gt;</text:p>
      <text:p text:style-name="P1"><text:s text:c="4"/>&lt;/list&gt;</text:p>
      <text:p text:style-name="P1"><text:s text:c="4"/>&lt;ignored path="$PROJECT_DIR$/.tmp/" /&gt;</text:p>
      <text:p text:style-name="P1"><text:s text:c="4"/>&lt;ignored path="$PROJECT_DIR$/temp/" /&gt;</text:p>
      <text:p text:style-name="P1"><text:s text:c="4"/>&lt;ignored path="$PROJECT_DIR$/tmp/" /&gt;</text:p>
      <text:p text:style-name="P1"><text:s text:c="4"/>&lt;option name="EXCLUDED_CONVERTED_TO_IGNORED" value="true" /&gt;</text:p>
      <text:p text:style-name="P1"><text:s text:c="4"/>&lt;option name="SHOW_DIALOG" value="false" /&gt;</text:p>
      <text:p text:style-name="P1"><text:s text:c="4"/>&lt;option name="HIGHLIGHT_CONFLICTS" value="true" /&gt;</text:p>
      <text:p text:style-name="P1"><text:s text:c="4"/>&lt;option name="HIGHLIGHT_NON_ACTIVE_CHANGELIST" value="false" /&gt;</text:p>
      <text:p text:style-name="P1"><text:s text:c="4"/>&lt;option name="LAST_RESOLUTION" value="IGNORE" /&gt;</text:p>
      <text:p text:style-name="P1"><text:s text:c="2"/>&lt;/component&gt;</text:p>
      <text:p text:style-name="P1"><text:s text:c="2"/>&lt;component name="FUSProjectUsageTrigger"&gt;</text:p>
      <text:p text:style-name="P1"><text:s text:c="4"/>&lt;session id="849955559"&gt;</text:p>
      <text:p text:style-name="P1"><text:s text:c="6"/>&lt;usages-collector id="statistics.lifecycle.project"&gt;</text:p>
      <text:p text:style-name="P1"><text:s text:c="8"/>&lt;counts&gt;</text:p>
      <text:p text:style-name="P1"><text:s text:c="10"/>&lt;entry key="project.closed" value="9" /&gt;</text:p>
      <text:p text:style-name="P1"><text:s text:c="10"/>&lt;entry key="project.open.time.0" value="5" /&gt;</text:p>
      <text:p text:style-name="P1"><text:s text:c="10"/>&lt;entry key="project.open.time.1" value="2" /&gt;</text:p>
      <text:p text:style-name="P1"><text:s text:c="10"/>&lt;entry key="project.open.time.2" value="1" /&gt;</text:p>
      <text:p text:style-name="P1"><text:s text:c="10"/>&lt;entry key="project.open.time.4" value="3" /&gt;</text:p>
      <text:p text:style-name="P1"><text:s text:c="10"/>&lt;entry key="project.opened" value="11" /&gt;</text:p>
      <text:p text:style-name="P1"><text:s text:c="8"/>&lt;/counts&gt;</text:p>
      <text:p text:style-name="P1"><text:s text:c="6"/>&lt;/usages-collector&gt;</text:p>
      <text:p text:style-name="P1"><text:s text:c="6"/>&lt;usages-collector id="statistics.file.extensions.open"&gt;</text:p>
      <text:p text:style-name="P1"><text:s text:c="8"/>&lt;counts&gt;</text:p>
      <text:p text:style-name="P1"><text:s text:c="10"/>&lt;entry key="css" value="13" /&gt;</text:p>
      <text:p text:style-name="P1"><text:s text:c="10"/>&lt;entry key="gitignore" value="1" /&gt;</text:p>
      <text:p text:style-name="P1"><text:soft-page-break/><text:s text:c="10"/>&lt;entry key="history" value="1" /&gt;</text:p>
      <text:p text:style-name="P1"><text:s text:c="10"/>&lt;entry key="html" value="14" /&gt;</text:p>
      <text:p text:style-name="P1"><text:s text:c="10"/>&lt;entry key="js" value="287" /&gt;</text:p>
      <text:p text:style-name="P1"><text:s text:c="10"/>&lt;entry key="json" value="70" /&gt;</text:p>
      <text:p text:style-name="P1"><text:s text:c="10"/>&lt;entry key="md" value="4" /&gt;</text:p>
      <text:p text:style-name="P1"><text:s text:c="10"/>&lt;entry key="png" value="2" /&gt;</text:p>
      <text:p text:style-name="P1"><text:s text:c="10"/>&lt;entry key="sol" value="90" /&gt;</text:p>
      <text:p text:style-name="P1"><text:s text:c="8"/>&lt;/counts&gt;</text:p>
      <text:p text:style-name="P1"><text:s text:c="6"/>&lt;/usages-collector&gt;</text:p>
      <text:p text:style-name="P1"><text:s text:c="6"/>&lt;usages-collector id="statistics.file.types.open"&gt;</text:p>
      <text:p text:style-name="P1"><text:s text:c="8"/>&lt;counts&gt;</text:p>
      <text:p text:style-name="P1"><text:s text:c="10"/>&lt;entry key="CSS" value="13" /&gt;</text:p>
      <text:p text:style-name="P1"><text:s text:c="10"/>&lt;entry key="HTML" value="14" /&gt;</text:p>
      <text:p text:style-name="P1"><text:s text:c="10"/>&lt;entry key="Image" value="2" /&gt;</text:p>
      <text:p text:style-name="P1"><text:s text:c="10"/>&lt;entry key="JSON" value="70" /&gt;</text:p>
      <text:p text:style-name="P1"><text:s text:c="10"/>&lt;entry key="JavaScript" value="287" /&gt;</text:p>
      <text:p text:style-name="P1"><text:s text:c="10"/>&lt;entry key="PLAIN_TEXT" value="6" /&gt;</text:p>
      <text:p text:style-name="P1"><text:s text:c="10"/>&lt;entry key="Solidity file" value="90" /&gt;</text:p>
      <text:p text:style-name="P1"><text:s text:c="8"/>&lt;/counts&gt;</text:p>
      <text:p text:style-name="P1"><text:s text:c="6"/>&lt;/usages-collector&gt;</text:p>
      <text:p text:style-name="P1"><text:s text:c="6"/>&lt;usages-collector id="statistics.js.language.service.starts"&gt;</text:p>
      <text:p text:style-name="P1"><text:s text:c="8"/>&lt;counts&gt;</text:p>
      <text:p text:style-name="P1"><text:s text:c="10"/>&lt;entry key="ESLintLanguageService" value="11" /&gt;</text:p>
      <text:p text:style-name="P1"><text:s text:c="8"/>&lt;/counts&gt;</text:p>
      <text:p text:style-name="P1"><text:s text:c="6"/>&lt;/usages-collector&gt;</text:p>
      <text:p text:style-name="P1"><text:s text:c="6"/>&lt;usages-collector id="statistics.file.extensions.edit"&gt;</text:p>
      <text:p text:style-name="P1"><text:s text:c="8"/>&lt;counts&gt;</text:p>
      <text:p text:style-name="P1"><text:s text:c="10"/>&lt;entry key="html" value="897" /&gt;</text:p>
      <text:p text:style-name="P1"><text:s text:c="10"/>&lt;entry key="js" value="2552" /&gt;</text:p>
      <text:p text:style-name="P1"><text:s text:c="10"/>&lt;entry key="json" value="2" /&gt;</text:p>
      <text:p text:style-name="P1"><text:s text:c="10"/>&lt;entry key="sol" value="744" /&gt;</text:p>
      <text:p text:style-name="P1"><text:s text:c="8"/>&lt;/counts&gt;</text:p>
      <text:p text:style-name="P1"><text:s text:c="6"/>&lt;/usages-collector&gt;</text:p>
      <text:p text:style-name="P1"><text:s text:c="6"/>&lt;usages-collector id="statistics.file.types.edit"&gt;</text:p>
      <text:p text:style-name="P1"><text:s text:c="8"/>&lt;counts&gt;</text:p>
      <text:p text:style-name="P1"><text:s text:c="10"/>&lt;entry key="HTML" value="897" /&gt;</text:p>
      <text:p text:style-name="P1"><text:s text:c="10"/>&lt;entry key="JSON" value="2" /&gt;</text:p>
      <text:p text:style-name="P1"><text:s text:c="10"/>&lt;entry key="JavaScript" value="2552" /&gt;</text:p>
      <text:p text:style-name="P1"><text:s text:c="10"/>&lt;entry key="Solidity file" value="744" /&gt;</text:p>
      <text:p text:style-name="P1"><text:s text:c="8"/>&lt;/counts&gt;</text:p>
      <text:p text:style-name="P1"><text:s text:c="6"/>&lt;/usages-collector&gt;</text:p>
      <text:p text:style-name="P1"><text:s text:c="4"/>&lt;/session&gt;</text:p>
      <text:p text:style-name="P1"><text:s text:c="4"/>&lt;session id="-1500158139"&gt;</text:p>
      <text:p text:style-name="P1"><text:s text:c="6"/>&lt;usages-collector id="statistics.lifecycle.project"&gt;</text:p>
      <text:p text:style-name="P1"><text:s text:c="8"/>&lt;counts&gt;</text:p>
      <text:p text:style-name="P1"><text:s text:c="10"/>&lt;entry key="project.closed" value="3" /&gt;</text:p>
      <text:p text:style-name="P1"><text:s text:c="10"/>&lt;entry key="project.open.time.12" value="1" /&gt;</text:p>
      <text:p text:style-name="P1"><text:s text:c="10"/>&lt;entry key="project.open.time.18" value="1" /&gt;</text:p>
      <text:p text:style-name="P1"><text:s text:c="10"/>&lt;entry key="project.open.time.5" value="1" /&gt;</text:p>
      <text:p text:style-name="P1"><text:s text:c="10"/>&lt;entry key="project.open.time.8" value="1" /&gt;</text:p>
      <text:p text:style-name="P1"><text:s text:c="10"/>&lt;entry key="project.opened" value="4" /&gt;</text:p>
      <text:p text:style-name="P1"><text:s text:c="8"/>&lt;/counts&gt;</text:p>
      <text:p text:style-name="P1"><text:s text:c="6"/>&lt;/usages-collector&gt;</text:p>
      <text:p text:style-name="P1"><text:s text:c="6"/>&lt;usages-collector id="statistics.file.extensions.open"&gt;</text:p>
      <text:p text:style-name="P1"><text:s text:c="8"/>&lt;counts&gt;</text:p>
      <text:p text:style-name="P1"><text:s text:c="10"/>&lt;entry key="css" value="1" /&gt;</text:p>
      <text:p text:style-name="P1"><text:s text:c="10"/>&lt;entry key="html" value="4" /&gt;</text:p>
      <text:p text:style-name="P1"><text:s text:c="10"/>&lt;entry key="js" value="48" /&gt;</text:p>
      <text:p text:style-name="P1"><text:s text:c="10"/>&lt;entry key="json" value="5" /&gt;</text:p>
      <text:p text:style-name="P1"><text:soft-page-break/><text:s text:c="10"/>&lt;entry key="sol" value="2" /&gt;</text:p>
      <text:p text:style-name="P1"><text:s text:c="8"/>&lt;/counts&gt;</text:p>
      <text:p text:style-name="P1"><text:s text:c="6"/>&lt;/usages-collector&gt;</text:p>
      <text:p text:style-name="P1"><text:s text:c="6"/>&lt;usages-collector id="statistics.file.types.open"&gt;</text:p>
      <text:p text:style-name="P1"><text:s text:c="8"/>&lt;counts&gt;</text:p>
      <text:p text:style-name="P1"><text:s text:c="10"/>&lt;entry key="CSS" value="1" /&gt;</text:p>
      <text:p text:style-name="P1"><text:s text:c="10"/>&lt;entry key="HTML" value="4" /&gt;</text:p>
      <text:p text:style-name="P1"><text:s text:c="10"/>&lt;entry key="JSON" value="5" /&gt;</text:p>
      <text:p text:style-name="P1"><text:s text:c="10"/>&lt;entry key="JavaScript" value="48" /&gt;</text:p>
      <text:p text:style-name="P1"><text:s text:c="10"/>&lt;entry key="Solidity file" value="2" /&gt;</text:p>
      <text:p text:style-name="P1"><text:s text:c="8"/>&lt;/counts&gt;</text:p>
      <text:p text:style-name="P1"><text:s text:c="6"/>&lt;/usages-collector&gt;</text:p>
      <text:p text:style-name="P1"><text:s text:c="6"/>&lt;usages-collector id="statistics.js.language.service.starts"&gt;</text:p>
      <text:p text:style-name="P1"><text:s text:c="8"/>&lt;counts&gt;</text:p>
      <text:p text:style-name="P1"><text:s text:c="10"/>&lt;entry key="ESLintLanguageService" value="3" /&gt;</text:p>
      <text:p text:style-name="P1"><text:s text:c="8"/>&lt;/counts&gt;</text:p>
      <text:p text:style-name="P1"><text:s text:c="6"/>&lt;/usages-collector&gt;</text:p>
      <text:p text:style-name="P1"><text:s text:c="6"/>&lt;usages-collector id="statistics.file.extensions.edit"&gt;</text:p>
      <text:p text:style-name="P1"><text:s text:c="8"/>&lt;counts&gt;</text:p>
      <text:p text:style-name="P1"><text:s text:c="10"/>&lt;entry key="html" value="43" /&gt;</text:p>
      <text:p text:style-name="P1"><text:s text:c="10"/>&lt;entry key="js" value="578" /&gt;</text:p>
      <text:p text:style-name="P1"><text:s text:c="8"/>&lt;/counts&gt;</text:p>
      <text:p text:style-name="P1"><text:s text:c="6"/>&lt;/usages-collector&gt;</text:p>
      <text:p text:style-name="P1"><text:s text:c="6"/>&lt;usages-collector id="statistics.file.types.edit"&gt;</text:p>
      <text:p text:style-name="P1"><text:s text:c="8"/>&lt;counts&gt;</text:p>
      <text:p text:style-name="P1"><text:s text:c="10"/>&lt;entry key="HTML" value="43" /&gt;</text:p>
      <text:p text:style-name="P1"><text:s text:c="10"/>&lt;entry key="JavaScript" value="578" /&gt;</text:p>
      <text:p text:style-name="P1"><text:s text:c="8"/>&lt;/counts&gt;</text:p>
      <text:p text:style-name="P1"><text:s text:c="6"/>&lt;/usages-collector&gt;</text:p>
      <text:p text:style-name="P1"><text:s text:c="4"/>&lt;/session&gt;</text:p>
      <text:p text:style-name="P1"><text:s text:c="2"/>&lt;/component&gt;</text:p>
      <text:p text:style-name="P1"><text:s text:c="2"/>&lt;component name="FileEditorManager"&gt;</text:p>
      <text:p text:style-name="P1"><text:s text:c="4"/>&lt;leaf SIDE_TABS_SIZE_LIMIT_KEY="300"&gt;</text:p>
      <text:p text:style-name="P1"><text:s text:c="6"/>&lt;file pinned="false" current-in-tab="true"&gt;</text:p>
      <text:p text:style-name="P1"><text:s text:c="8"/>&lt;entry file="file://$PROJECT_DIR$/contracts/MetaCoin.sol"&gt;</text:p>
      <text:p text:style-name="P1"><text:s text:c="10"/>&lt;provider selected="true" editor-type-id="text-editor"&gt;</text:p>
      <text:p text:style-name="P1"><text:s text:c="12"/>&lt;state relative-caret-position="582"&gt;</text:p>
      <text:p text:style-name="P1"><text:s text:c="14"/>&lt;caret line="54" column="9" lean-forward="true" selection-start-line="54" selection-start-column="9" selection-end-line="54" selection-end-column="9" /&gt;</text:p>
      <text:p text:style-name="P1"><text:s text:c="12"/>&lt;/state&gt;</text:p>
      <text:p text:style-name="P1"><text:s text:c="10"/>&lt;/provider&gt;</text:p>
      <text:p text:style-name="P1"><text:s text:c="8"/>&lt;/entry&gt;</text:p>
      <text:p text:style-name="P1"><text:s text:c="6"/>&lt;/file&gt;</text:p>
      <text:p text:style-name="P1"><text:s text:c="4"/>&lt;/leaf&gt;</text:p>
      <text:p text:style-name="P1"><text:s text:c="2"/>&lt;/component&gt;</text:p>
      <text:p text:style-name="P1"><text:s text:c="2"/>&lt;component name="FileTemplateManagerImpl"&gt;</text:p>
      <text:p text:style-name="P1"><text:s text:c="4"/>&lt;option name="RECENT_TEMPLATES"&gt;</text:p>
      <text:p text:style-name="P1"><text:s text:c="6"/>&lt;list&gt;</text:p>
      <text:p text:style-name="P1"><text:s text:c="8"/>&lt;option value="HTML File" /&gt;</text:p>
      <text:p text:style-name="P1"><text:s text:c="8"/>&lt;option value="Solidity Contract" /&gt;</text:p>
      <text:p text:style-name="P1"><text:s text:c="8"/>&lt;option value="JavaScript File" /&gt;</text:p>
      <text:p text:style-name="P1"><text:s text:c="6"/>&lt;/list&gt;</text:p>
      <text:p text:style-name="P1"><text:s text:c="4"/>&lt;/option&gt;</text:p>
      <text:p text:style-name="P1"><text:s text:c="2"/>&lt;/component&gt;</text:p>
      <text:p text:style-name="P1"><text:s text:c="2"/>&lt;component name="FindInProjectRecents"&gt;</text:p>
      <text:p text:style-name="P1"><text:s text:c="4"/>&lt;findStrings&gt;</text:p>
      <text:p text:style-name="P1"><text:s text:c="6"/>&lt;find&gt;address_from&lt;/find&gt;</text:p>
      <text:p text:style-name="P1"><text:s text:c="6"/>&lt;find&gt;address_check&lt;/find&gt;</text:p>
      <text:p text:style-name="P1"><text:soft-page-break/><text:s text:c="6"/>&lt;find&gt;storageValue&lt;/find&gt;</text:p>
      <text:p text:style-name="P1"><text:s text:c="6"/>&lt;find&gt;accounts[0]&lt;/find&gt;</text:p>
      <text:p text:style-name="P1"><text:s text:c="6"/>&lt;find&gt;buyMetaCoin&lt;/find&gt;</text:p>
      <text:p text:style-name="P1"><text:s text:c="6"/>&lt;find&gt;tx_Addr&lt;/find&gt;</text:p>
      <text:p text:style-name="P1"><text:s text:c="6"/>&lt;find&gt;decimals&lt;/find&gt;</text:p>
      <text:p text:style-name="P1"><text:s text:c="6"/>&lt;find&gt;3000&lt;/find&gt;</text:p>
      <text:p text:style-name="P1"><text:s text:c="6"/>&lt;find&gt;upgradeOldSerialized&lt;/find&gt;</text:p>
      <text:p text:style-name="P1"><text:s text:c="6"/>&lt;find&gt;lightwallet&lt;/find&gt;</text:p>
      <text:p text:style-name="P1"><text:s text:c="6"/>&lt;find&gt;lightwa&lt;/find&gt;</text:p>
      <text:p text:style-name="P1"><text:s text:c="6"/>&lt;find&gt;externals&lt;/find&gt;</text:p>
      <text:p text:style-name="P1"><text:s text:c="6"/>&lt;find&gt;module.exports&lt;/find&gt;</text:p>
      <text:p text:style-name="P1"><text:s text:c="6"/>&lt;find&gt;getWeb3&lt;/find&gt;</text:p>
      <text:p text:style-name="P1"><text:s text:c="6"/>&lt;find&gt;web3.eth.sendTransaction&lt;/find&gt;</text:p>
      <text:p text:style-name="P1"><text:s text:c="6"/>&lt;find&gt;spend_value_coin&lt;/find&gt;</text:p>
      <text:p text:style-name="P1"><text:s text:c="6"/>&lt;find&gt;this.state.accounts&lt;/find&gt;</text:p>
      <text:p text:style-name="P1"><text:s text:c="6"/>&lt;find&gt;accounts&lt;/find&gt;</text:p>
      <text:p text:style-name="P1"><text:s text:c="6"/>&lt;find&gt;metaCoinInstance&lt;/find&gt;</text:p>
      <text:p text:style-name="P1"><text:s text:c="6"/>&lt;find&gt;accounts&lt;/find&gt;</text:p>
      <text:p text:style-name="P1"><text:s text:c="6"/>&lt;find&gt;initWeb3&lt;/find&gt;</text:p>
      <text:p text:style-name="P1"><text:s text:c="6"/>&lt;find&gt;getWeb3&lt;/find&gt;</text:p>
      <text:p text:style-name="P1"><text:s text:c="6"/>&lt;find&gt;hooked&lt;/find&gt;</text:p>
      <text:p text:style-name="P1"><text:s text:c="6"/>&lt;find&gt;web3.eth.sendTransaction&lt;/find&gt;</text:p>
      <text:p text:style-name="P1"><text:s text:c="6"/>&lt;find&gt;spend_value_coin&lt;/find&gt;</text:p>
      <text:p text:style-name="P1"><text:s text:c="4"/>&lt;/findStrings&gt;</text:p>
      <text:p text:style-name="P1"><text:s text:c="2"/>&lt;/component&gt;</text:p>
      <text:p text:style-name="P1"><text:s text:c="2"/>&lt;component name="Git.Settings"&gt;</text:p>
      <text:p text:style-name="P1"><text:s text:c="4"/>&lt;option name="RECENT_GIT_ROOT_PATH" value="$PROJECT_DIR$" /&gt;</text:p>
      <text:p text:style-name="P1"><text:s text:c="2"/>&lt;/component&gt;</text:p>
      <text:p text:style-name="P1"><text:s text:c="2"/>&lt;component name="IdeDocumentHistory"&gt;</text:p>
      <text:p text:style-name="P1"><text:s text:c="4"/>&lt;option name="CHANGED_PATHS"&gt;</text:p>
      <text:p text:style-name="P1"><text:s text:c="6"/>&lt;list&gt;</text:p>
      <text:p text:style-name="P1"><text:s text:c="8"/>&lt;option value="$PROJECT_DIR$/migrations/1_initial_migration.js" /&gt;</text:p>
      <text:p text:style-name="P1"><text:s text:c="8"/>&lt;option value="$PROJECT_DIR$/contracts/MetaCoin2.sol" /&gt;</text:p>
      <text:p text:style-name="P1"><text:s text:c="8"/>&lt;option value="$PROJECT_DIR$/src/webwallet.html" /&gt;</text:p>
      <text:p text:style-name="P1"><text:s text:c="8"/>&lt;option value="$PROJECT_DIR$/package.json" /&gt;</text:p>
      <text:p text:style-name="P1"><text:s text:c="8"/>&lt;option value="$PROJECT_DIR$/src/show.js" /&gt;</text:p>
      <text:p text:style-name="P1"><text:s text:c="8"/>&lt;option value="$PROJECT_DIR$/src/index.js" /&gt;</text:p>
      <text:p text:style-name="P1"><text:s text:c="8"/>&lt;option value="$PROJECT_DIR$/src/temp.js" /&gt;</text:p>
      <text:p text:style-name="P1"><text:s text:c="8"/>&lt;option value="$PROJECT_DIR$/src/js.sol" /&gt;</text:p>
      <text:p text:style-name="P1"><text:s text:c="8"/>&lt;option value="$PROJECT_DIR$/public/src/App.js" /&gt;</text:p>
      <text:p text:style-name="P1"><text:s text:c="8"/>&lt;option value="$PROJECT_DIR$/node_modules/eth-lightwallet/lib/keystore.js" /&gt;</text:p>
      <text:p text:style-name="P1"><text:s text:c="8"/>&lt;option value="$PROJECT_DIR$/config/webpack.config.dev.js" /&gt;</text:p>
      <text:p text:style-name="P1"><text:s text:c="8"/>&lt;option value="$PROJECT_DIR$/config/webpack.config.prod.js" /&gt;</text:p>
      <text:p text:style-name="P1"><text:s text:c="8"/>&lt;option value="$PROJECT_DIR$/genesis.json" /&gt;</text:p>
      <text:p text:style-name="P1"><text:s text:c="8"/>&lt;option value="$PROJECT_DIR$/src/utils/getWeb3.js" /&gt;</text:p>
      <text:p text:style-name="P1"><text:s text:c="8"/>&lt;option value="$PROJECT_DIR$/public/index.html" /&gt;</text:p>
      <text:p text:style-name="P1"><text:s text:c="8"/>&lt;option value="$PROJECT_DIR$/demo.js" /&gt;</text:p>
      <text:p text:style-name="P1"><text:s text:c="8"/>&lt;option value="$PROJECT_DIR$/truffle.js" /&gt;</text:p>
      <text:p text:style-name="P1"><text:s text:c="8"/>&lt;option value="$PROJECT_DIR$/truffle-config.js" /&gt;</text:p>
      <text:p text:style-name="P1"><text:s text:c="8"/>&lt;option value="$PROJECT_DIR$/contracts/MetaCoin.sol" /&gt;</text:p>
      <text:p text:style-name="P1"><text:s text:c="8"/>&lt;option value="$PROJECT_DIR$/src/App.js" /&gt;</text:p>
      <text:p text:style-name="P1"><text:s text:c="6"/>&lt;/list&gt;</text:p>
      <text:p text:style-name="P1"><text:s text:c="4"/>&lt;/option&gt;</text:p>
      <text:p text:style-name="P1"><text:s text:c="2"/>&lt;/component&gt;</text:p>
      <text:p text:style-name="P1"><text:s text:c="2"/>&lt;component name="JsBuildToolGruntFileManager" detection-done="true" sorting="DEFINITION_ORDER" /&gt;</text:p>
      <text:p text:style-name="P1"><text:s text:c="2"/>&lt;component name="JsBuildToolPackageJson" detection-done="true" sorting="DEFINITION_ORDER"&gt;</text:p>
      <text:p text:style-name="P1"><text:soft-page-break/><text:s text:c="4"/>&lt;package-json value="$PROJECT_DIR$/package.json" /&gt;</text:p>
      <text:p text:style-name="P1"><text:s text:c="2"/>&lt;/component&gt;</text:p>
      <text:p text:style-name="P1"><text:s text:c="2"/>&lt;component name="JsGulpfileManager"&gt;</text:p>
      <text:p text:style-name="P1"><text:s text:c="4"/>&lt;detection-done&gt;true&lt;/detection-done&gt;</text:p>
      <text:p text:style-name="P1"><text:s text:c="4"/>&lt;sorting&gt;DEFINITION_ORDER&lt;/sorting&gt;</text:p>
      <text:p text:style-name="P1"><text:s text:c="2"/>&lt;/component&gt;</text:p>
      <text:p text:style-name="P1"><text:s text:c="2"/>&lt;component name="NodeModulesDirectoryManager"&gt;</text:p>
      <text:p text:style-name="P1"><text:s text:c="4"/>&lt;handled-path value="$PROJECT_DIR$/node_modules" /&gt;</text:p>
      <text:p text:style-name="P1"><text:s text:c="2"/>&lt;/component&gt;</text:p>
      <text:p text:style-name="P1"><text:s text:c="2"/>&lt;component name="NodePackageJsonFileManager"&gt;</text:p>
      <text:p text:style-name="P1"><text:s text:c="4"/>&lt;packageJsonPaths&gt;</text:p>
      <text:p text:style-name="P1"><text:s text:c="6"/>&lt;path value="$PROJECT_DIR$/package.json" /&gt;</text:p>
      <text:p text:style-name="P1"><text:s text:c="4"/>&lt;/packageJsonPaths&gt;</text:p>
      <text:p text:style-name="P1"><text:s text:c="2"/>&lt;/component&gt;</text:p>
      <text:p text:style-name="P1"><text:s text:c="2"/>&lt;component name="PackageJsonUpdateNotifier"&gt;</text:p>
      <text:p text:style-name="P1"><text:s text:c="4"/>&lt;dismissed value="$PROJECT_DIR$/package.json" /&gt;</text:p>
      <text:p text:style-name="P1"><text:s text:c="2"/>&lt;/component&gt;</text:p>
      <text:p text:style-name="P1"><text:s text:c="2"/>&lt;component name="ProjectFrameBounds" extendedState="6"&gt;</text:p>
      <text:p text:style-name="P1"><text:s text:c="4"/>&lt;option name="x" value="160" /&gt;</text:p>
      <text:p text:style-name="P1"><text:s text:c="4"/>&lt;option name="y" value="55" /&gt;</text:p>
      <text:p text:style-name="P1"><text:s text:c="4"/>&lt;option name="width" value="860" /&gt;</text:p>
      <text:p text:style-name="P1"><text:s text:c="4"/>&lt;option name="height" value="1015" /&gt;</text:p>
      <text:p text:style-name="P1"><text:s text:c="2"/>&lt;/component&gt;</text:p>
      <text:p text:style-name="P1"><text:s text:c="2"/>&lt;component name="ProjectView"&gt;</text:p>
      <text:p text:style-name="P1"><text:s text:c="4"/>&lt;navigator proportions="" version="1"&gt;</text:p>
      <text:p text:style-name="P1"><text:s text:c="6"/>&lt;foldersAlwaysOnTop value="true" /&gt;</text:p>
      <text:p text:style-name="P1"><text:s text:c="4"/>&lt;/navigator&gt;</text:p>
      <text:p text:style-name="P1"><text:s text:c="4"/>&lt;panes&gt;</text:p>
      <text:p text:style-name="P1"><text:s text:c="6"/>&lt;pane id="ProjectPane"&gt;</text:p>
      <text:p text:style-name="P1"><text:s text:c="8"/>&lt;subPane&gt;</text:p>
      <text:p text:style-name="P1"><text:s text:c="10"/>&lt;expand&gt;</text:p>
      <text:p text:style-name="P1"><text:s text:c="12"/>&lt;path&gt;</text:p>
      <text:p text:style-name="P1"><text:s text:c="14"/>&lt;item name="MetaCoin" type="b2602c69:ProjectViewProjectNode" /&gt;</text:p>
      <text:p text:style-name="P1"><text:s text:c="14"/>&lt;item name="MetaCoin" type="462c0819:PsiDirectoryNode" /&gt;</text:p>
      <text:p text:style-name="P1"><text:s text:c="12"/>&lt;/path&gt;</text:p>
      <text:p text:style-name="P1"><text:s text:c="12"/>&lt;path&gt;</text:p>
      <text:p text:style-name="P1"><text:s text:c="14"/>&lt;item name="MetaCoin" type="b2602c69:ProjectViewProjectNode" /&gt;</text:p>
      <text:p text:style-name="P1"><text:s text:c="14"/>&lt;item name="MetaCoin" type="462c0819:PsiDirectoryNode" /&gt;</text:p>
      <text:p text:style-name="P1"><text:s text:c="14"/>&lt;item name="contracts" type="462c0819:PsiDirectoryNode" /&gt;</text:p>
      <text:p text:style-name="P1"><text:s text:c="12"/>&lt;/path&gt;</text:p>
      <text:p text:style-name="P1"><text:s text:c="12"/>&lt;path&gt;</text:p>
      <text:p text:style-name="P1"><text:s text:c="14"/>&lt;item name="MetaCoin" type="b2602c69:ProjectViewProjectNode" /&gt;</text:p>
      <text:p text:style-name="P1"><text:s text:c="14"/>&lt;item name="MetaCoin" type="462c0819:PsiDirectoryNode" /&gt;</text:p>
      <text:p text:style-name="P1"><text:s text:c="14"/>&lt;item name="src" type="462c0819:PsiDirectoryNode" /&gt;</text:p>
      <text:p text:style-name="P1"><text:s text:c="12"/>&lt;/path&gt;</text:p>
      <text:p text:style-name="P1"><text:s text:c="10"/>&lt;/expand&gt;</text:p>
      <text:p text:style-name="P1"><text:s text:c="10"/>&lt;select /&gt;</text:p>
      <text:p text:style-name="P1"><text:s text:c="8"/>&lt;/subPane&gt;</text:p>
      <text:p text:style-name="P1"><text:s text:c="6"/>&lt;/pane&gt;</text:p>
      <text:p text:style-name="P1"><text:s text:c="6"/>&lt;pane id="Scope" /&gt;</text:p>
      <text:p text:style-name="P1"><text:s text:c="4"/>&lt;/panes&gt;</text:p>
      <text:p text:style-name="P1"><text:s text:c="2"/>&lt;/component&gt;</text:p>
      <text:p text:style-name="P1"><text:s text:c="2"/>&lt;component name="PropertiesComponent"&gt;</text:p>
      <text:p text:style-name="P1"><text:s text:c="4"/>&lt;property name="DefaultHtmlFileTemplate" value="HTML File" /&gt;</text:p>
      <text:p text:style-name="P1"><text:s text:c="4"/>&lt;property name="SearchEverywhereHistoryKey" value="KeyStore&amp;#9;FILE&amp;#9;file://D:/metaCoin/node_modules/eth-lightwallet/lib/keystore.js" /&gt;</text:p>
      <text:p text:style-name="P1"><text:s text:c="4"/>&lt;property name="WebServerToolWindowFactoryState" value="false" /&gt;</text:p>
      <text:p text:style-name="P1"><text:s text:c="4"/>&lt;property name="javascript.nodejs.core.library.configured.version" <text:soft-page-break/>value="10.13.0" /&gt;</text:p>
      <text:p text:style-name="P1"><text:s text:c="4"/>&lt;property name="last_opened_file_path" value="$PROJECT_DIR$" /&gt;</text:p>
      <text:p text:style-name="P1"><text:s text:c="4"/>&lt;property name="node.js.detected.package.eslint" value="true" /&gt;</text:p>
      <text:p text:style-name="P1"><text:s text:c="4"/>&lt;property name="node.js.detected.package.standard" value="true" /&gt;</text:p>
      <text:p text:style-name="P1"><text:s text:c="4"/>&lt;property name="node.js.path.for.package.eslint" value="project" /&gt;</text:p>
      <text:p text:style-name="P1"><text:s text:c="4"/>&lt;property name="node.js.path.for.package.standard" value="project" /&gt;</text:p>
      <text:p text:style-name="P1"><text:s text:c="4"/>&lt;property name="node.js.selected.package.eslint" value="$PROJECT_DIR$/node_modules/eslint" /&gt;</text:p>
      <text:p text:style-name="P1"><text:s text:c="4"/>&lt;property name="node.js.selected.package.standard" value="" /&gt;</text:p>
      <text:p text:style-name="P1"><text:s text:c="4"/>&lt;property name="nodejs_interpreter_path" value="node" /&gt;</text:p>
      <text:p text:style-name="P1"><text:s text:c="4"/>&lt;property name="nodejs_interpreter_path.stuck_in_default_project" value="undefined stuck path" /&gt;</text:p>
      <text:p text:style-name="P1"><text:s text:c="4"/>&lt;property name="nodejs_npm_path_reset_for_default_project" value="true" /&gt;</text:p>
      <text:p text:style-name="P1"><text:s text:c="4"/>&lt;property name="nodejs_package_manager_path" value="/usr/local/bin" /&gt;</text:p>
      <text:p text:style-name="P1"><text:s text:c="4"/>&lt;property name="settings.editor.selected.configurable" value="settings.nodejs" /&gt;</text:p>
      <text:p text:style-name="P1"><text:s text:c="2"/>&lt;/component&gt;</text:p>
      <text:p text:style-name="P1"><text:s text:c="2"/>&lt;component name="RecentsManager"&gt;</text:p>
      <text:p text:style-name="P1"><text:s text:c="4"/>&lt;key name="CopyFile.RECENT_KEYS"&gt;</text:p>
      <text:p text:style-name="P1"><text:s text:c="6"/>&lt;recent name="D:\metaCoin\public" /&gt;</text:p>
      <text:p text:style-name="P1"><text:s text:c="6"/>&lt;recent name="D:\metaCoin\src" /&gt;</text:p>
      <text:p text:style-name="P1"><text:s text:c="6"/>&lt;recent name="$PROJECT_DIR$/src" /&gt;</text:p>
      <text:p text:style-name="P1"><text:s text:c="6"/>&lt;recent name="$PROJECT_DIR$/src/js" /&gt;</text:p>
      <text:p text:style-name="P1"><text:s text:c="6"/>&lt;recent name="$PROJECT_DIR$/public" /&gt;</text:p>
      <text:p text:style-name="P1"><text:s text:c="4"/>&lt;/key&gt;</text:p>
      <text:p text:style-name="P1"><text:s text:c="4"/>&lt;key name="MoveFile.RECENT_KEYS"&gt;</text:p>
      <text:p text:style-name="P1"><text:s text:c="6"/>&lt;recent name="$PROJECT_DIR$/public" /&gt;</text:p>
      <text:p text:style-name="P1"><text:s text:c="6"/>&lt;recent name="$PROJECT_DIR$" /&gt;</text:p>
      <text:p text:style-name="P1"><text:s text:c="6"/>&lt;recent name="$PROJECT_DIR$/src" /&gt;</text:p>
      <text:p text:style-name="P1"><text:s text:c="4"/>&lt;/key&gt;</text:p>
      <text:p text:style-name="P1"><text:s text:c="2"/>&lt;/component&gt;</text:p>
      <text:p text:style-name="P1"><text:s text:c="2"/>&lt;component name="RunDashboard"&gt;</text:p>
      <text:p text:style-name="P1"><text:s text:c="4"/>&lt;option name="ruleStates"&gt;</text:p>
      <text:p text:style-name="P1"><text:s text:c="6"/>&lt;list&gt;</text:p>
      <text:p text:style-name="P1"><text:s text:c="8"/>&lt;RuleState&gt;</text:p>
      <text:p text:style-name="P1"><text:s text:c="10"/>&lt;option name="name" value="ConfigurationTypeDashboardGroupingRule" /&gt;</text:p>
      <text:p text:style-name="P1"><text:s text:c="8"/>&lt;/RuleState&gt;</text:p>
      <text:p text:style-name="P1"><text:s text:c="8"/>&lt;RuleState&gt;</text:p>
      <text:p text:style-name="P1"><text:s text:c="10"/>&lt;option name="name" value="StatusDashboardGroupingRule" /&gt;</text:p>
      <text:p text:style-name="P1"><text:s text:c="8"/>&lt;/RuleState&gt;</text:p>
      <text:p text:style-name="P1"><text:s text:c="6"/>&lt;/list&gt;</text:p>
      <text:p text:style-name="P1"><text:s text:c="4"/>&lt;/option&gt;</text:p>
      <text:p text:style-name="P1"><text:s text:c="2"/>&lt;/component&gt;</text:p>
      <text:p text:style-name="P1"><text:s text:c="2"/>&lt;component name="SvnConfiguration"&gt;</text:p>
      <text:p text:style-name="P1"><text:s text:c="4"/>&lt;configuration /&gt;</text:p>
      <text:p text:style-name="P1"><text:s text:c="2"/>&lt;/component&gt;</text:p>
      <text:p text:style-name="P1"><text:s text:c="2"/>&lt;component name="TaskManager"&gt;</text:p>
      <text:p text:style-name="P1"><text:s text:c="4"/>&lt;task active="true" id="Default" summary="Default task"&gt;</text:p>
      <text:p text:style-name="P1"><text:s text:c="6"/>&lt;changelist id="a0ce7b6d-0ef1-46e1-ba40-ffd4e822830a" name="Default Changelist" comment="" /&gt;</text:p>
      <text:p text:style-name="P1"><text:s text:c="6"/>&lt;created&gt;1541470555684&lt;/created&gt;</text:p>
      <text:p text:style-name="P1"><text:s text:c="6"/>&lt;option name="number" value="Default" /&gt;</text:p>
      <text:p text:style-name="P1"><text:s text:c="6"/>&lt;option name="presentableId" value="Default" /&gt;</text:p>
      <text:p text:style-name="P1"><text:s text:c="6"/>&lt;updated&gt;1541470555684&lt;/updated&gt;</text:p>
      <text:p text:style-name="P1"><text:s text:c="6"/>&lt;workItem from="1541470556787" duration="5917000" /&gt;</text:p>
      <text:p text:style-name="P1"><text:s text:c="6"/>&lt;workItem from="1541476486626" duration="10335000" /&gt;</text:p>
      <text:p text:style-name="P1"><text:s text:c="6"/>&lt;workItem from="1541489340764" duration="16904000" /&gt;</text:p>
      <text:p text:style-name="P1"><text:s text:c="6"/>&lt;workItem from="1541553091555" duration="29841000" /&gt;</text:p>
      <text:p text:style-name="P1"><text:s text:c="6"/>&lt;workItem from="1541639927117" duration="12085000" /&gt;</text:p>
      <text:p text:style-name="P1"><text:soft-page-break/><text:s text:c="6"/>&lt;workItem from="1541671208160" duration="631000" /&gt;</text:p>
      <text:p text:style-name="P1"><text:s text:c="6"/>&lt;workItem from="1541726044756" duration="20063000" /&gt;</text:p>
      <text:p text:style-name="P1"><text:s text:c="6"/>&lt;workItem from="1541761619295" duration="4211000" /&gt;</text:p>
      <text:p text:style-name="P1"><text:s text:c="6"/>&lt;workItem from="1541813758440" duration="401000" /&gt;</text:p>
      <text:p text:style-name="P1"><text:s text:c="6"/>&lt;workItem from="1541814295259" duration="2752000" /&gt;</text:p>
      <text:p text:style-name="P1"><text:s text:c="6"/>&lt;workItem from="1541817586540" duration="13602000" /&gt;</text:p>
      <text:p text:style-name="P1"><text:s text:c="6"/>&lt;workItem from="1541849190732" duration="6110000" /&gt;</text:p>
      <text:p text:style-name="P1"><text:s text:c="6"/>&lt;workItem from="1541986180453" duration="4660000" /&gt;</text:p>
      <text:p text:style-name="P1"><text:s text:c="6"/>&lt;workItem from="1541993339979" duration="14201000" /&gt;</text:p>
      <text:p text:style-name="P1"><text:s text:c="6"/>&lt;workItem from="1542072362230" duration="9858000" /&gt;</text:p>
      <text:p text:style-name="P1"><text:s text:c="6"/>&lt;workItem from="1542094080710" duration="10835000" /&gt;</text:p>
      <text:p text:style-name="P1"><text:s text:c="6"/>&lt;workItem from="1542105375055" duration="1379000" /&gt;</text:p>
      <text:p text:style-name="P1"><text:s text:c="6"/>&lt;workItem from="1542106923545" duration="206000" /&gt;</text:p>
      <text:p text:style-name="P1"><text:s text:c="6"/>&lt;workItem from="1542158495242" duration="6784000" /&gt;</text:p>
      <text:p text:style-name="P1"><text:s text:c="4"/>&lt;/task&gt;</text:p>
      <text:p text:style-name="P1"><text:s text:c="4"/>&lt;servers /&gt;</text:p>
      <text:p text:style-name="P1"><text:s text:c="2"/>&lt;/component&gt;</text:p>
      <text:p text:style-name="P1"><text:s text:c="2"/>&lt;component name="TimeTrackingManager"&gt;</text:p>
      <text:p text:style-name="P1"><text:s text:c="4"/>&lt;option name="totallyTimeSpent" value="148646000" /&gt;</text:p>
      <text:p text:style-name="P1"><text:s text:c="2"/>&lt;/component&gt;</text:p>
      <text:p text:style-name="P1"><text:s text:c="2"/>&lt;component name="ToolWindowManager"&gt;</text:p>
      <text:p text:style-name="P1"><text:s text:c="4"/>&lt;frame x="65" y="-4" width="1855" height="1084" extended-state="6" /&gt;</text:p>
      <text:p text:style-name="P1"><text:s text:c="4"/>&lt;editor active="true" /&gt;</text:p>
      <text:p text:style-name="P1"><text:s text:c="4"/>&lt;layout&gt;</text:p>
      <text:p text:style-name="P1"><text:s text:c="6"/>&lt;window_info active="true" content_ui="combo" id="Project" order="0" visible="true" weight="0.19411123" /&gt;</text:p>
      <text:p text:style-name="P1"><text:s text:c="6"/>&lt;window_info id="Structure" order="1" side_tool="true" weight="0.25" /&gt;</text:p>
      <text:p text:style-name="P1"><text:s text:c="6"/>&lt;window_info id="npm" order="2" side_tool="true" /&gt;</text:p>
      <text:p text:style-name="P1"><text:s text:c="6"/>&lt;window_info id="Favorites" order="3" side_tool="true" /&gt;</text:p>
      <text:p text:style-name="P1"><text:s text:c="6"/>&lt;window_info anchor="bottom" id="Message" order="0" /&gt;</text:p>
      <text:p text:style-name="P1"><text:s text:c="6"/>&lt;window_info anchor="bottom" id="Find" order="1" weight="0.32907802" /&gt;</text:p>
      <text:p text:style-name="P1"><text:s text:c="6"/>&lt;window_info anchor="bottom" id="Run" order="2" weight="0.32907802" /&gt;</text:p>
      <text:p text:style-name="P1"><text:s text:c="6"/>&lt;window_info anchor="bottom" id="Debug" order="3" weight="0.4" /&gt;</text:p>
      <text:p text:style-name="P1"><text:s text:c="6"/>&lt;window_info anchor="bottom" id="Cvs" order="4" weight="0.25" /&gt;</text:p>
      <text:p text:style-name="P1"><text:s text:c="6"/>&lt;window_info anchor="bottom" id="Inspection" order="5" weight="0.4" /&gt;</text:p>
      <text:p text:style-name="P1"><text:s text:c="6"/>&lt;window_info anchor="bottom" id="TODO" order="6" /&gt;</text:p>
      <text:p text:style-name="P1"><text:s text:c="6"/>&lt;window_info anchor="bottom" id="Docker" order="7" show_stripe_button="false" /&gt;</text:p>
      <text:p text:style-name="P1"><text:s text:c="6"/>&lt;window_info anchor="bottom" id="Version Control" order="8" show_stripe_button="false" /&gt;</text:p>
      <text:p text:style-name="P1"><text:s text:c="6"/>&lt;window_info anchor="bottom" id="Event Log" order="9" sideWeight="0.50054526" side_tool="true" weight="0.22996879" /&gt;</text:p>
      <text:p text:style-name="P1"><text:s text:c="6"/>&lt;window_info anchor="bottom" id="Terminal" order="10" sideWeight="0.49945474" visible="true" weight="0.22684704" /&gt;</text:p>
      <text:p text:style-name="P1"><text:s text:c="6"/>&lt;window_info anchor="right" id="Commander" internal_type="SLIDING" order="0" type="SLIDING" weight="0.4" /&gt;</text:p>
      <text:p text:style-name="P1"><text:s text:c="6"/>&lt;window_info anchor="right" id="Ant Build" order="1" weight="0.25" /&gt;</text:p>
      <text:p text:style-name="P1"><text:s text:c="6"/>&lt;window_info anchor="right" content_ui="combo" id="Hierarchy" order="2" weight="0.25" /&gt;</text:p>
      <text:p text:style-name="P1"><text:s text:c="4"/>&lt;/layout&gt;</text:p>
      <text:p text:style-name="P1"><text:s text:c="2"/>&lt;/component&gt;</text:p>
      <text:p text:style-name="P1"><text:s text:c="2"/>&lt;component name="TypeScriptGeneratedFilesManager"&gt;</text:p>
      <text:p text:style-name="P1"><text:s text:c="4"/>&lt;option name="version" value="1" /&gt;</text:p>
      <text:p text:style-name="P1"><text:s text:c="2"/>&lt;/component&gt;</text:p>
      <text:p text:style-name="P1"><text:s text:c="2"/>&lt;component name="VcsContentAnnotationSettings"&gt;</text:p>
      <text:p text:style-name="P1"><text:s text:c="4"/>&lt;option name="myLimit" value="2678400000" /&gt;</text:p>
      <text:p text:style-name="P1"><text:s text:c="2"/>&lt;/component&gt;</text:p>
      <text:p text:style-name="P1"><text:s text:c="2"/>&lt;component name="editorHistoryManager"&gt;</text:p>
      <text:p text:style-name="P1"><text:s text:c="4"/>&lt;entry file="file://$PROJECT_DIR$/node_modules/child_process/package.json" /&gt;</text:p>
      <text:p text:style-name="P1"><text:soft-page-break/><text:s text:c="4"/>&lt;entry file="file://$PROJECT_DIR$/node_modules/ganache-cli/build/cli.node.js" /&gt;</text:p>
      <text:p text:style-name="P1"><text:s text:c="4"/>&lt;entry file="file://$PROJECT_DIR$/contracts/ConvertLib.sol" /&gt;</text:p>
      <text:p text:style-name="P1"><text:s text:c="4"/>&lt;entry file="file://$PROJECT_DIR$/node_modules/truffle-contract/contract.js" /&gt;</text:p>
      <text:p text:style-name="P1"><text:s text:c="4"/>&lt;entry file="file://$PROJECT_DIR$/contracts/MetaCoin2.sol" /&gt;</text:p>
      <text:p text:style-name="P1"><text:s text:c="4"/>&lt;entry file="file://$PROJECT_DIR$/node_modules/zeppelin-solidity/contracts/token/ERC20/ERC20.sol" /&gt;</text:p>
      <text:p text:style-name="P1"><text:s text:c="4"/>&lt;entry file="file://$PROJECT_DIR$/node_modules/zeppelin-solidity/contracts/token/ERC20/BasicToken.sol" /&gt;</text:p>
      <text:p text:style-name="P1"><text:s text:c="4"/>&lt;entry file="file://$PROJECT_DIR$/contracts/Migrations.sol"&gt;</text:p>
      <text:p text:style-name="P1"><text:s text:c="6"/>&lt;provider selected="true" editor-type-id="text-editor"&gt;</text:p>
      <text:p text:style-name="P1"><text:s text:c="8"/>&lt;state relative-caret-position="345"&gt;</text:p>
      <text:p text:style-name="P1"><text:s text:c="10"/>&lt;caret line="23" lean-forward="true" selection-start-line="23" selection-end-line="23" /&gt;</text:p>
      <text:p text:style-name="P1"><text:s text:c="8"/>&lt;/state&gt;</text:p>
      <text:p text:style-name="P1"><text:s text:c="6"/>&lt;/provider&gt;</text:p>
      <text:p text:style-name="P1"><text:s text:c="4"/>&lt;/entry&gt;</text:p>
      <text:p text:style-name="P1"><text:s text:c="4"/>&lt;entry file="file://$PROJECT_DIR$/contracts/SimpleStorage.sol"&gt;</text:p>
      <text:p text:style-name="P1"><text:s text:c="6"/>&lt;provider selected="true" editor-type-id="text-editor"&gt;</text:p>
      <text:p text:style-name="P1"><text:s text:c="8"/>&lt;state relative-caret-position="195"&gt;</text:p>
      <text:p text:style-name="P1"><text:s text:c="10"/>&lt;caret line="13" lean-forward="true" selection-start-line="13" selection-end-line="13" /&gt;</text:p>
      <text:p text:style-name="P1"><text:s text:c="8"/>&lt;/state&gt;</text:p>
      <text:p text:style-name="P1"><text:s text:c="6"/>&lt;/provider&gt;</text:p>
      <text:p text:style-name="P1"><text:s text:c="4"/>&lt;/entry&gt;</text:p>
      <text:p text:style-name="P1"><text:s text:c="4"/>&lt;entry file="file://$PROJECT_DIR$/src/webwallet.html" /&gt;</text:p>
      <text:p text:style-name="P1"><text:s text:c="4"/>&lt;entry file="file://$PROJECT_DIR$/src/show.js" /&gt;</text:p>
      <text:p text:style-name="P1"><text:s text:c="4"/>&lt;entry file="file://$PROJECT_DIR$/build/contracts/MetaCoin.json" /&gt;</text:p>
      <text:p text:style-name="P1"><text:s text:c="4"/>&lt;entry file="file://$PROJECT_DIR$/src/temp.js" /&gt;</text:p>
      <text:p text:style-name="P1"><text:s text:c="4"/>&lt;entry file="file://$PROJECT_DIR$/scripts/build.js"&gt;</text:p>
      <text:p text:style-name="P1"><text:s text:c="6"/>&lt;provider selected="true" editor-type-id="text-editor"&gt;</text:p>
      <text:p text:style-name="P1"><text:s text:c="8"/>&lt;state relative-caret-position="225"&gt;</text:p>
      <text:p text:style-name="P1"><text:s text:c="10"/>&lt;caret line="34" column="61" selection-start-line="34" selection-start-column="61" selection-end-line="34" selection-end-column="61" /&gt;</text:p>
      <text:p text:style-name="P1"><text:s text:c="8"/>&lt;/state&gt;</text:p>
      <text:p text:style-name="P1"><text:s text:c="6"/>&lt;/provider&gt;</text:p>
      <text:p text:style-name="P1"><text:s text:c="4"/>&lt;/entry&gt;</text:p>
      <text:p text:style-name="P1"><text:s text:c="4"/>&lt;entry file="file://$PROJECT_DIR$/public/main.html" /&gt;</text:p>
      <text:p text:style-name="P1"><text:s text:c="4"/>&lt;entry file="file://$PROJECT_DIR$/migrations/1_initial_migration.js"&gt;</text:p>
      <text:p text:style-name="P1"><text:s text:c="6"/>&lt;provider selected="true" editor-type-id="text-editor"&gt;</text:p>
      <text:p text:style-name="P1"><text:s text:c="8"/>&lt;state&gt;</text:p>
      <text:p text:style-name="P1"><text:s text:c="10"/>&lt;caret column="37" selection-start-column="37" selection-end-column="37" /&gt;</text:p>
      <text:p text:style-name="P1"><text:s text:c="8"/>&lt;/state&gt;</text:p>
      <text:p text:style-name="P1"><text:s text:c="6"/>&lt;/provider&gt;</text:p>
      <text:p text:style-name="P1"><text:s text:c="4"/>&lt;/entry&gt;</text:p>
      <text:p text:style-name="P1"><text:s text:c="4"/>&lt;entry file="file://$PROJECT_DIR$/scripts/test.js"&gt;</text:p>
      <text:p text:style-name="P1"><text:s text:c="6"/>&lt;provider selected="true" editor-type-id="text-editor" /&gt;</text:p>
      <text:p text:style-name="P1"><text:s text:c="4"/>&lt;/entry&gt;</text:p>
      <text:p text:style-name="P1"><text:s text:c="4"/>&lt;entry file="file://$PROJECT_DIR$/scripts/start.js"&gt;</text:p>
      <text:p text:style-name="P1"><text:s text:c="6"/>&lt;provider selected="true" editor-type-id="text-editor"&gt;</text:p>
      <text:p text:style-name="P1"><text:s text:c="8"/>&lt;state relative-caret-position="2263"&gt;</text:p>
      <text:p text:style-name="P1"><text:s text:c="10"/>&lt;caret line="281" column="1" lean-forward="true" selection-start-line="281" selection-start-column="1" selection-end-line="281" selection-end-column="1" /&gt;</text:p>
      <text:p text:style-name="P1"><text:s text:c="8"/>&lt;/state&gt;</text:p>
      <text:p text:style-name="P1"><text:s text:c="6"/>&lt;/provider&gt;</text:p>
      <text:p text:style-name="P1"><text:s text:c="4"/>&lt;/entry&gt;</text:p>
      <text:p text:style-name="P1"><text:s text:c="4"/>&lt;entry file="file://$PROJECT_DIR$/src/js.sol" /&gt;</text:p>
      <text:p text:style-name="P1"><text:soft-page-break/><text:s text:c="4"/>&lt;entry file="file://$PROJECT_DIR$/public/hooked-web3-provider.min.js" /&gt;</text:p>
      <text:p text:style-name="P1"><text:s text:c="4"/>&lt;entry file="file://$PROJECT_DIR$/public/web3.min.js" /&gt;</text:p>
      <text:p text:style-name="P1"><text:s text:c="4"/>&lt;entry file="file://$PROJECT_DIR$/public/main.js" /&gt;</text:p>
      <text:p text:style-name="P1"><text:s text:c="4"/>&lt;entry file="file://$PROJECT_DIR$/src/App.css"&gt;</text:p>
      <text:p text:style-name="P1"><text:s text:c="6"/>&lt;provider selected="true" editor-type-id="text-editor"&gt;</text:p>
      <text:p text:style-name="P1"><text:s text:c="8"/>&lt;state relative-caret-position="19"&gt;</text:p>
      <text:p text:style-name="P1"><text:s text:c="10"/>&lt;caret line="8" selection-start-line="8" selection-end-line="8" /&gt;</text:p>
      <text:p text:style-name="P1"><text:s text:c="8"/>&lt;/state&gt;</text:p>
      <text:p text:style-name="P1"><text:s text:c="6"/>&lt;/provider&gt;</text:p>
      <text:p text:style-name="P1"><text:s text:c="4"/>&lt;/entry&gt;</text:p>
      <text:p text:style-name="P1"><text:s text:c="4"/>&lt;entry file="file://$PROJECT_DIR$/node_modules/jquery/dist/jquery.js"&gt;</text:p>
      <text:p text:style-name="P1"><text:s text:c="6"/>&lt;provider selected="true" editor-type-id="text-editor" /&gt;</text:p>
      <text:p text:style-name="P1"><text:s text:c="4"/>&lt;/entry&gt;</text:p>
      <text:p text:style-name="P1"><text:s text:c="4"/>&lt;entry file="file://$PROJECT_DIR$/node_modules/eth-lightwallet/example/example_usage.js"&gt;</text:p>
      <text:p text:style-name="P1"><text:s text:c="6"/>&lt;provider selected="true" editor-type-id="text-editor"&gt;</text:p>
      <text:p text:style-name="P1"><text:s text:c="8"/>&lt;state relative-caret-position="76"&gt;</text:p>
      <text:p text:style-name="P1"><text:s text:c="10"/>&lt;caret line="4" column="4" selection-start-line="4" selection-start-column="4" selection-end-line="4" selection-end-column="4" /&gt;</text:p>
      <text:p text:style-name="P1"><text:s text:c="8"/>&lt;/state&gt;</text:p>
      <text:p text:style-name="P1"><text:s text:c="6"/>&lt;/provider&gt;</text:p>
      <text:p text:style-name="P1"><text:s text:c="4"/>&lt;/entry&gt;</text:p>
      <text:p text:style-name="P1"><text:s text:c="4"/>&lt;entry file="file://$PROJECT_DIR$/node_modules/eth-lightwallet/lib/keystore.js"&gt;</text:p>
      <text:p text:style-name="P1"><text:s text:c="6"/>&lt;provider selected="true" editor-type-id="text-editor"&gt;</text:p>
      <text:p text:style-name="P1"><text:s text:c="8"/>&lt;state relative-caret-position="297"&gt;</text:p>
      <text:p text:style-name="P1"><text:s text:c="10"/>&lt;caret line="312" column="20" lean-forward="true" selection-start-line="312" selection-start-column="20" selection-end-line="312" selection-end-column="20" /&gt;</text:p>
      <text:p text:style-name="P1"><text:s text:c="8"/>&lt;/state&gt;</text:p>
      <text:p text:style-name="P1"><text:s text:c="6"/>&lt;/provider&gt;</text:p>
      <text:p text:style-name="P1"><text:s text:c="4"/>&lt;/entry&gt;</text:p>
      <text:p text:style-name="P1"><text:s text:c="4"/>&lt;entry file="file://$PROJECT_DIR$/node_modules/eth-lightwallet/lib/upgrade.js"&gt;</text:p>
      <text:p text:style-name="P1"><text:s text:c="6"/>&lt;provider selected="true" editor-type-id="text-editor"&gt;</text:p>
      <text:p text:style-name="P1"><text:s text:c="8"/>&lt;state relative-caret-position="1748"&gt;</text:p>
      <text:p text:style-name="P1"><text:s text:c="10"/>&lt;caret line="92" column="58" selection-start-line="92" selection-start-column="38" selection-end-line="92" selection-end-column="58" /&gt;</text:p>
      <text:p text:style-name="P1"><text:s text:c="8"/>&lt;/state&gt;</text:p>
      <text:p text:style-name="P1"><text:s text:c="6"/>&lt;/provider&gt;</text:p>
      <text:p text:style-name="P1"><text:s text:c="4"/>&lt;/entry&gt;</text:p>
      <text:p text:style-name="P1"><text:s text:c="4"/>&lt;entry file="file://$PROJECT_DIR$/node_modules/eth-lightwallet/package.json"&gt;</text:p>
      <text:p text:style-name="P1"><text:s text:c="6"/>&lt;provider selected="true" editor-type-id="text-editor"&gt;</text:p>
      <text:p text:style-name="P1"><text:s text:c="8"/>&lt;state relative-caret-position="57"&gt;</text:p>
      <text:p text:style-name="P1"><text:s text:c="10"/>&lt;caret line="81" column="25" selection-start-line="81" selection-start-column="23" selection-end-line="81" selection-end-column="25" /&gt;</text:p>
      <text:p text:style-name="P1"><text:s text:c="8"/>&lt;/state&gt;</text:p>
      <text:p text:style-name="P1"><text:s text:c="6"/>&lt;/provider&gt;</text:p>
      <text:p text:style-name="P1"><text:s text:c="4"/>&lt;/entry&gt;</text:p>
      <text:p text:style-name="P1"><text:s text:c="4"/>&lt;entry file="file://$PROJECT_DIR$/node_modules/eth-lightwallet/index.js"&gt;</text:p>
      <text:p text:style-name="P1"><text:s text:c="6"/>&lt;provider selected="true" editor-type-id="text-editor"&gt;</text:p>
      <text:p text:style-name="P1"><text:s text:c="8"/>&lt;state relative-caret-position="133"&gt;</text:p>
      <text:p text:style-name="P1"><text:s text:c="10"/>&lt;caret line="7" lean-forward="true" selection-start-line="7" selection-end-line="7" /&gt;</text:p>
      <text:p text:style-name="P1"><text:s text:c="8"/>&lt;/state&gt;</text:p>
      <text:p text:style-name="P1"><text:s text:c="6"/>&lt;/provider&gt;</text:p>
      <text:p text:style-name="P1"><text:s text:c="4"/>&lt;/entry&gt;</text:p>
      <text:p text:style-name="P1"><text:s text:c="4"/>&lt;entry file="file://$PROJECT_DIR$/node_modules/eth-lightwallet/dist/lightwallet.min.js"&gt;</text:p>
      <text:p text:style-name="P1"><text:soft-page-break/><text:s text:c="6"/>&lt;provider selected="true" editor-type-id="text-editor" /&gt;</text:p>
      <text:p text:style-name="P1"><text:s text:c="4"/>&lt;/entry&gt;</text:p>
      <text:p text:style-name="P1"><text:s text:c="4"/>&lt;entry file="file://$PROJECT_DIR$/node_modules/eth-lightwallet/dist/lightwallet.js"&gt;</text:p>
      <text:p text:style-name="P1"><text:s text:c="6"/>&lt;provider selected="true" editor-type-id="text-editor"&gt;</text:p>
      <text:p text:style-name="P1"><text:s text:c="8"/>&lt;state relative-caret-position="399"&gt;</text:p>
      <text:p text:style-name="P1"><text:s text:c="10"/>&lt;caret line="21" column="1" selection-start-line="21" selection-start-column="1" selection-end-line="21" selection-end-column="1" /&gt;</text:p>
      <text:p text:style-name="P1"><text:s text:c="8"/>&lt;/state&gt;</text:p>
      <text:p text:style-name="P1"><text:s text:c="6"/>&lt;/provider&gt;</text:p>
      <text:p text:style-name="P1"><text:s text:c="4"/>&lt;/entry&gt;</text:p>
      <text:p text:style-name="P1"><text:s text:c="4"/>&lt;entry file="file://$PROJECT_DIR$/src/lightwallet.js" /&gt;</text:p>
      <text:p text:style-name="P1"><text:s text:c="4"/>&lt;entry file="file://$PROJECT_DIR$/src/lightwallet.min.js" /&gt;</text:p>
      <text:p text:style-name="P1"><text:s text:c="4"/>&lt;entry file="file://$PROJECT_DIR$/public/lightwallet.min.js"&gt;</text:p>
      <text:p text:style-name="P1"><text:s text:c="6"/>&lt;provider selected="true" editor-type-id="text-editor"&gt;</text:p>
      <text:p text:style-name="P1"><text:s text:c="8"/>&lt;state relative-caret-position="19"&gt;</text:p>
      <text:p text:style-name="P1"><text:s text:c="10"/>&lt;caret line="3" column="17675" selection-start-line="3" selection-start-column="17675" selection-end-line="3" selection-end-column="17675" /&gt;</text:p>
      <text:p text:style-name="P1"><text:s text:c="8"/>&lt;/state&gt;</text:p>
      <text:p text:style-name="P1"><text:s text:c="6"/>&lt;/provider&gt;</text:p>
      <text:p text:style-name="P1"><text:s text:c="4"/>&lt;/entry&gt;</text:p>
      <text:p text:style-name="P1"><text:s text:c="4"/>&lt;entry file="file://$PROJECT_DIR$/config/webpack.config.dev.js"&gt;</text:p>
      <text:p text:style-name="P1"><text:s text:c="6"/>&lt;provider selected="true" editor-type-id="text-editor"&gt;</text:p>
      <text:p text:style-name="P1"><text:s text:c="8"/>&lt;state relative-caret-position="173"&gt;</text:p>
      <text:p text:style-name="P1"><text:s text:c="10"/>&lt;caret line="25" column="4" lean-forward="true" selection-start-line="25" selection-start-column="4" selection-end-line="27" selection-end-column="6" /&gt;</text:p>
      <text:p text:style-name="P1"><text:s text:c="8"/>&lt;/state&gt;</text:p>
      <text:p text:style-name="P1"><text:s text:c="6"/>&lt;/provider&gt;</text:p>
      <text:p text:style-name="P1"><text:s text:c="4"/>&lt;/entry&gt;</text:p>
      <text:p text:style-name="P1"><text:s text:c="4"/>&lt;entry file="file://$PROJECT_DIR$/config/webpack.config.prod.js"&gt;</text:p>
      <text:p text:style-name="P1"><text:s text:c="6"/>&lt;provider selected="true" editor-type-id="text-editor"&gt;</text:p>
      <text:p text:style-name="P1"><text:s text:c="8"/>&lt;state relative-caret-position="211"&gt;</text:p>
      <text:p text:style-name="P1"><text:s text:c="10"/>&lt;caret line="52" column="6" selection-start-line="52" selection-start-column="6" selection-end-line="52" selection-end-column="6" /&gt;</text:p>
      <text:p text:style-name="P1"><text:s text:c="8"/>&lt;/state&gt;</text:p>
      <text:p text:style-name="P1"><text:s text:c="6"/>&lt;/provider&gt;</text:p>
      <text:p text:style-name="P1"><text:s text:c="4"/>&lt;/entry&gt;</text:p>
      <text:p text:style-name="P1"><text:s text:c="4"/>&lt;entry file="file://$PROJECT_DIR$/data0/history" /&gt;</text:p>
      <text:p text:style-name="P1"><text:s text:c="4"/>&lt;entry file="file://$PROJECT_DIR$/node_modules/geth/index.js"&gt;</text:p>
      <text:p text:style-name="P1"><text:s text:c="6"/>&lt;provider selected="true" editor-type-id="text-editor"&gt;</text:p>
      <text:p text:style-name="P1"><text:s text:c="8"/>&lt;state relative-caret-position="330"&gt;</text:p>
      <text:p text:style-name="P1"><text:s text:c="10"/>&lt;caret line="22" column="18" lean-forward="true" selection-start-line="22" selection-start-column="18" selection-end-line="22" selection-end-column="18" /&gt;</text:p>
      <text:p text:style-name="P1"><text:s text:c="8"/>&lt;/state&gt;</text:p>
      <text:p text:style-name="P1"><text:s text:c="6"/>&lt;/provider&gt;</text:p>
      <text:p text:style-name="P1"><text:s text:c="4"/>&lt;/entry&gt;</text:p>
      <text:p text:style-name="P1"><text:s text:c="4"/>&lt;entry file="file://$PROJECT_DIR$/node_modules/geth/README.md"&gt;</text:p>
      <text:p text:style-name="P1"><text:s text:c="6"/>&lt;provider selected="true" editor-type-id="text-editor"&gt;</text:p>
      <text:p text:style-name="P1"><text:s text:c="8"/>&lt;state relative-caret-position="315"&gt;</text:p>
      <text:p text:style-name="P1"><text:s text:c="10"/>&lt;caret line="60" column="5" lean-forward="true" selection-start-line="60" selection-start-column="5" selection-end-line="60" selection-end-column="5" /&gt;</text:p>
      <text:p text:style-name="P1"><text:s text:c="8"/>&lt;/state&gt;</text:p>
      <text:p text:style-name="P1"><text:s text:c="6"/>&lt;/provider&gt;</text:p>
      <text:p text:style-name="P1"><text:s text:c="4"/>&lt;/entry&gt;</text:p>
      <text:p text:style-name="P1"><text:s text:c="4"/>&lt;entry file="file://$PROJECT_DIR$/migrations/2_deploy_contracts.js"&gt;</text:p>
      <text:p text:style-name="P1"><text:s text:c="6"/>&lt;provider selected="true" editor-type-id="text-editor"&gt;</text:p>
      <text:p text:style-name="P1"><text:s text:c="8"/>&lt;state relative-caret-position="120"&gt;</text:p>
      <text:p text:style-name="P1"><text:soft-page-break/><text:s text:c="10"/>&lt;caret line="8" lean-forward="true" selection-start-line="8" selection-end-line="8" /&gt;</text:p>
      <text:p text:style-name="P1"><text:s text:c="8"/>&lt;/state&gt;</text:p>
      <text:p text:style-name="P1"><text:s text:c="6"/>&lt;/provider&gt;</text:p>
      <text:p text:style-name="P1"><text:s text:c="4"/>&lt;/entry&gt;</text:p>
      <text:p text:style-name="P1"><text:s text:c="4"/>&lt;entry file="file://$PROJECT_DIR$/genesis.json" /&gt;</text:p>
      <text:p text:style-name="P1"><text:s text:c="4"/>&lt;entry file="file://$PROJECT_DIR$/src/utils/getWeb3.js" /&gt;</text:p>
      <text:p text:style-name="P1"><text:s text:c="4"/>&lt;entry file="file://$PROJECT_DIR$/package-lock.json"&gt;</text:p>
      <text:p text:style-name="P1"><text:s text:c="6"/>&lt;provider selected="true" editor-type-id="text-editor" /&gt;</text:p>
      <text:p text:style-name="P1"><text:s text:c="4"/>&lt;/entry&gt;</text:p>
      <text:p text:style-name="P1"><text:s text:c="4"/>&lt;entry file="file://$PROJECT_DIR$/public/index.html"&gt;</text:p>
      <text:p text:style-name="P1"><text:s text:c="6"/>&lt;provider selected="true" editor-type-id="text-editor"&gt;</text:p>
      <text:p text:style-name="P1"><text:s text:c="8"/>&lt;state relative-caret-position="210"&gt;</text:p>
      <text:p text:style-name="P1"><text:s text:c="10"/>&lt;caret line="14" column="7" lean-forward="true" selection-start-line="14" selection-start-column="7" selection-end-line="14" selection-end-column="7" /&gt;</text:p>
      <text:p text:style-name="P1"><text:s text:c="8"/>&lt;/state&gt;</text:p>
      <text:p text:style-name="P1"><text:s text:c="6"/>&lt;/provider&gt;</text:p>
      <text:p text:style-name="P1"><text:s text:c="4"/>&lt;/entry&gt;</text:p>
      <text:p text:style-name="P1"><text:s text:c="4"/>&lt;entry file="file://$PROJECT_DIR$/public/lightwallet.min.js"&gt;</text:p>
      <text:p text:style-name="P1"><text:s text:c="6"/>&lt;provider selected="true" editor-type-id="text-editor"&gt;</text:p>
      <text:p text:style-name="P1"><text:s text:c="8"/>&lt;state relative-caret-position="45"&gt;</text:p>
      <text:p text:style-name="P1"><text:s text:c="10"/>&lt;caret line="3" column="17675" selection-start-line="3" selection-start-column="17675" selection-end-line="3" selection-end-column="17675" /&gt;</text:p>
      <text:p text:style-name="P1"><text:s text:c="8"/>&lt;/state&gt;</text:p>
      <text:p text:style-name="P1"><text:s text:c="6"/>&lt;/provider&gt;</text:p>
      <text:p text:style-name="P1"><text:s text:c="4"/>&lt;/entry&gt;</text:p>
      <text:p text:style-name="P1"><text:s text:c="4"/>&lt;entry file="file://$PROJECT_DIR$/src/index.js"&gt;</text:p>
      <text:p text:style-name="P1"><text:s text:c="6"/>&lt;provider selected="true" editor-type-id="text-editor"&gt;</text:p>
      <text:p text:style-name="P1"><text:s text:c="8"/>&lt;state relative-caret-position="30"&gt;</text:p>
      <text:p text:style-name="P1"><text:s text:c="10"/>&lt;caret line="2" column="23" lean-forward="true" selection-start-line="2" selection-start-column="23" selection-end-line="2" selection-end-column="23" /&gt;</text:p>
      <text:p text:style-name="P1"><text:s text:c="10"/>&lt;folding&gt;</text:p>
      <text:p text:style-name="P1"><text:s text:c="12"/>&lt;element signature="e#0#25#0" expanded="true" /&gt;</text:p>
      <text:p text:style-name="P1"><text:s text:c="10"/>&lt;/folding&gt;</text:p>
      <text:p text:style-name="P1"><text:s text:c="8"/>&lt;/state&gt;</text:p>
      <text:p text:style-name="P1"><text:s text:c="6"/>&lt;/provider&gt;</text:p>
      <text:p text:style-name="P1"><text:s text:c="4"/>&lt;/entry&gt;</text:p>
      <text:p text:style-name="P1"><text:s text:c="4"/>&lt;entry file="file://$PROJECT_DIR$/demo.js" /&gt;</text:p>
      <text:p text:style-name="P1"><text:s text:c="4"/>&lt;entry file="file://$PROJECT_DIR$/node_modules/zeppelin-solidity/contracts/token/ERC20/StandardToken.sol"&gt;</text:p>
      <text:p text:style-name="P1"><text:s text:c="6"/>&lt;provider selected="true" editor-type-id="text-editor"&gt;</text:p>
      <text:p text:style-name="P1"><text:s text:c="8"/>&lt;state relative-caret-position="195"&gt;</text:p>
      <text:p text:style-name="P1"><text:s text:c="10"/>&lt;caret line="13" column="22" selection-start-line="13" selection-start-column="9" selection-end-line="13" selection-end-column="22" /&gt;</text:p>
      <text:p text:style-name="P1"><text:s text:c="8"/>&lt;/state&gt;</text:p>
      <text:p text:style-name="P1"><text:s text:c="6"/>&lt;/provider&gt;</text:p>
      <text:p text:style-name="P1"><text:s text:c="4"/>&lt;/entry&gt;</text:p>
      <text:p text:style-name="P1"><text:s text:c="4"/>&lt;entry file="file://$PROJECT_DIR$/package.json"&gt;</text:p>
      <text:p text:style-name="P1"><text:s text:c="6"/>&lt;provider selected="true" editor-type-id="text-editor"&gt;</text:p>
      <text:p text:style-name="P1"><text:s text:c="8"/>&lt;state relative-caret-position="15"&gt;</text:p>
      <text:p text:style-name="P1"><text:s text:c="10"/>&lt;caret line="4" column="22" lean-forward="true" selection-start-line="4" selection-start-column="22" selection-end-line="4" selection-end-column="22" /&gt;</text:p>
      <text:p text:style-name="P1"><text:s text:c="8"/>&lt;/state&gt;</text:p>
      <text:p text:style-name="P1"><text:s text:c="6"/>&lt;/provider&gt;</text:p>
      <text:p text:style-name="P1"><text:s text:c="4"/>&lt;/entry&gt;</text:p>
      <text:p text:style-name="P1"><text:s text:c="4"/>&lt;entry file="file://$PROJECT_DIR$/truffle.js"&gt;</text:p>
      <text:p text:style-name="P1"><text:s text:c="6"/>&lt;provider selected="true" editor-type-id="text-editor"&gt;</text:p>
      <text:p text:style-name="P1"><text:soft-page-break/><text:s text:c="8"/>&lt;state relative-caret-position="60"&gt;</text:p>
      <text:p text:style-name="P1"><text:s text:c="10"/>&lt;caret line="4" column="13" selection-start-line="4" selection-start-column="13" selection-end-line="4" selection-end-column="13" /&gt;</text:p>
      <text:p text:style-name="P1"><text:s text:c="8"/>&lt;/state&gt;</text:p>
      <text:p text:style-name="P1"><text:s text:c="6"/>&lt;/provider&gt;</text:p>
      <text:p text:style-name="P1"><text:s text:c="4"/>&lt;/entry&gt;</text:p>
      <text:p text:style-name="P1"><text:s text:c="4"/>&lt;entry file="file://$PROJECT_DIR$/truffle-config.js"&gt;</text:p>
      <text:p text:style-name="P1"><text:s text:c="6"/>&lt;provider selected="true" editor-type-id="text-editor"&gt;</text:p>
      <text:p text:style-name="P1"><text:s text:c="8"/>&lt;state relative-caret-position="120"&gt;</text:p>
      <text:p text:style-name="P1"><text:s text:c="10"/>&lt;caret line="8" column="2" lean-forward="true" selection-start-line="8" selection-start-column="2" selection-end-line="8" selection-end-column="2" /&gt;</text:p>
      <text:p text:style-name="P1"><text:s text:c="8"/>&lt;/state&gt;</text:p>
      <text:p text:style-name="P1"><text:s text:c="6"/>&lt;/provider&gt;</text:p>
      <text:p text:style-name="P1"><text:s text:c="4"/>&lt;/entry&gt;</text:p>
      <text:p text:style-name="P1"><text:s text:c="4"/>&lt;entry file="file://$PROJECT_DIR$/truffle-config.js"&gt;</text:p>
      <text:p text:style-name="P1"><text:s text:c="6"/>&lt;provider selected="true" editor-type-id="text-editor"&gt;</text:p>
      <text:p text:style-name="P1"><text:s text:c="8"/>&lt;state relative-caret-position="120"&gt;</text:p>
      <text:p text:style-name="P1"><text:s text:c="10"/>&lt;caret line="8" column="2" lean-forward="true" selection-start-line="8" selection-start-column="2" selection-end-line="8" selection-end-column="2" /&gt;</text:p>
      <text:p text:style-name="P1"><text:s text:c="8"/>&lt;/state&gt;</text:p>
      <text:p text:style-name="P1"><text:s text:c="6"/>&lt;/provider&gt;</text:p>
      <text:p text:style-name="P1"><text:s text:c="4"/>&lt;/entry&gt;</text:p>
      <text:p text:style-name="P1"><text:s text:c="4"/>&lt;entry file="file://$PROJECT_DIR$/src/App.js"&gt;</text:p>
      <text:p text:style-name="P1"><text:s text:c="6"/>&lt;provider selected="true" editor-type-id="text-editor"&gt;</text:p>
      <text:p text:style-name="P1"><text:s text:c="8"/>&lt;state relative-caret-position="21"&gt;</text:p>
      <text:p text:style-name="P1"><text:s text:c="10"/>&lt;caret line="234" column="22" selection-start-line="234" selection-start-column="22" selection-end-line="234" selection-end-column="22" /&gt;</text:p>
      <text:p text:style-name="P1"><text:s text:c="10"/>&lt;folding&gt;</text:p>
      <text:p text:style-name="P1"><text:s text:c="12"/>&lt;element signature="e#0#40#0" expanded="true" /&gt;</text:p>
      <text:p text:style-name="P1"><text:s text:c="12"/>&lt;element signature="e#238#263#0" expanded="true" /&gt;</text:p>
      <text:p text:style-name="P1"><text:s text:c="10"/>&lt;/folding&gt;</text:p>
      <text:p text:style-name="P1"><text:s text:c="8"/>&lt;/state&gt;</text:p>
      <text:p text:style-name="P1"><text:s text:c="6"/>&lt;/provider&gt;</text:p>
      <text:p text:style-name="P1"><text:s text:c="4"/>&lt;/entry&gt;</text:p>
      <text:p text:style-name="P1"><text:s text:c="4"/>&lt;entry file="file://$PROJECT_DIR$/contracts/MetaCoin.sol"&gt;</text:p>
      <text:p text:style-name="P1"><text:s text:c="6"/>&lt;provider selected="true" editor-type-id="text-editor"&gt;</text:p>
      <text:p text:style-name="P1"><text:s text:c="8"/>&lt;state relative-caret-position="582"&gt;</text:p>
      <text:p text:style-name="P1"><text:s text:c="10"/>&lt;caret line="54" column="9" lean-forward="true" selection-start-line="54" selection-start-column="9" selection-end-line="54" selection-end-column="9" /&gt;</text:p>
      <text:p text:style-name="P1"><text:s text:c="8"/>&lt;/state&gt;</text:p>
      <text:p text:style-name="P1"><text:s text:c="6"/>&lt;/provider&gt;</text:p>
      <text:p text:style-name="P1"><text:s text:c="4"/>&lt;/entry&gt;</text:p>
      <text:p text:style-name="P1"><text:s text:c="2"/>&lt;/component&gt;</text:p>
      <text:p text:style-name="P1">&lt;/projec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4T18:45:01.668084523</dc:date>
    <meta:editing-duration>PT5M19S</meta:editing-duration>
    <meta:editing-cycles>1</meta:editing-cycles>
    <meta:document-statistic meta:table-count="0" meta:image-count="0" meta:object-count="0" meta:page-count="12" meta:paragraph-count="619" meta:word-count="1668" meta:character-count="29427" meta:non-whitespace-character-count="24486"/>
    <meta:generator>LibreOffice/5.1.6.2$Linux_X86_64 LibreOffice_project/10m0$Build-2</meta:generator>
  </office:meta>
</office:document-meta>
</file>